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ource Serif Pro" svg:font-family="'Source Serif Pro'" style:font-family-generic="roman"/>
    <style:font-face style:name="Times New Roman" svg:font-family="'Times New Roman'" style:font-family-generic="roman"/>
    <style:font-face style:name="Source Serif Pro1" svg:font-family="'Source Serif Pro'"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0.9403in" table:align="center" style:writing-mode="page"/>
    </style:style>
    <style:style style:name="Table1.A" style:family="table-column">
      <style:table-column-properties style:column-width="0.3083in"/>
    </style:style>
    <style:style style:name="Table1.B" style:family="table-column">
      <style:table-column-properties style:column-width="0.6319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5.0701in" table:align="center" style:writing-mode="page"/>
    </style:style>
    <style:style style:name="Table4.A" style:family="table-column">
      <style:table-column-properties style:column-width="4.6847in"/>
    </style:style>
    <style:style style:name="Table4.B" style:family="table-column">
      <style:table-column-properties style:column-width="0.3854in"/>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3" style:family="table">
      <style:table-properties style:width="6.5625in" fo:margin-left="-0.0104in" fo:margin-top="0in" fo:margin-bottom="0in" table:align="left" style:writing-mode="lr-tb"/>
    </style:style>
    <style:style style:name="Table3.A" style:family="table-column">
      <style:table-column-properties style:column-width="0.8125in"/>
    </style:style>
    <style:style style:name="Table3.B" style:family="table-column">
      <style:table-column-properties style:column-width="3.5in"/>
    </style:style>
    <style:style style:name="Table3.C" style:family="table-column">
      <style:table-column-properties style:column-width="2.25in"/>
    </style:style>
    <style:style style:name="Table3.1" style:family="table-row">
      <style:table-row-properties fo:keep-together="auto"/>
    </style:style>
    <style:style style:name="Table3.A1" style:family="table-cell">
      <style:table-cell-properties fo:padding="0.0403in" fo:border-left="none" fo:border-right="none" fo:border-top="0.75pt solid #000001" fo:border-bottom="0.75pt solid #000001"/>
    </style:style>
    <style:style style:name="Table3.A2" style:family="table-cell">
      <style:table-cell-properties fo:padding="0.0403in" fo:border-left="none" fo:border-right="none" fo:border-top="none" fo:border-bottom="0.75pt solid #000001"/>
    </style:style>
    <style:style style:name="Table3.11" style:family="table-row">
      <style:table-row-properties style:min-row-height="0.25in" fo:keep-together="auto"/>
    </style:style>
    <style:style style:name="Table3.16" style:family="table-row">
      <style:table-row-properties style:min-row-height="0.0729in" fo:keep-together="auto"/>
    </style:style>
    <style:style style:name="P1" style:family="paragraph" style:parent-style-name="Footer">
      <style:paragraph-properties>
        <style:tab-stops>
          <style:tab-stop style:position="6.4992in" style:type="right"/>
        </style:tab-stops>
      </style:paragraph-properties>
      <style:text-properties officeooo:rsid="0020b268" officeooo:paragraph-rsid="0020b268"/>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20b268"/>
    </style:style>
    <style:style style:name="P4" style:family="paragraph" style:parent-style-name="Standard">
      <style:paragraph-properties fo:line-height="100%"/>
      <style:text-properties officeooo:paragraph-rsid="00236945"/>
    </style:style>
    <style:style style:name="P5" style:family="paragraph" style:parent-style-name="Standard">
      <style:paragraph-properties fo:line-height="100%"/>
      <style:text-properties fo:font-weight="bold" style:font-name-asian="Times New Roman1" style:font-weight-asian="bold" style:font-weight-complex="bold"/>
    </style:style>
    <style:style style:name="P6" style:family="paragraph" style:parent-style-name="Standard">
      <style:paragraph-properties fo:line-height="100%"/>
      <style:text-properties fo:font-weight="bold" officeooo:rsid="0043087d" officeooo:paragraph-rsid="0043087d" style:font-name-asian="Times New Roman1" style:font-weight-asian="bold" style:font-weight-complex="bold"/>
    </style:style>
    <style:style style:name="P7" style:family="paragraph" style:parent-style-name="Standard">
      <style:paragraph-properties fo:line-height="100%"/>
      <style:text-properties fo:font-weight="bold" style:font-weight-asian="bold"/>
    </style:style>
    <style:style style:name="P8" style:family="paragraph" style:parent-style-name="Standard">
      <style:paragraph-properties fo:line-height="100%"/>
      <style:text-properties fo:color="#00000a"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00%"/>
      <style:text-properties officeooo:rsid="00303dd1" officeooo:paragraph-rsid="0025d0e3"/>
    </style:style>
    <style:style style:name="P10" style:family="paragraph" style:parent-style-name="Standard">
      <style:paragraph-properties fo:line-height="100%"/>
      <style:text-properties officeooo:rsid="002ee94e" officeooo:paragraph-rsid="002ee94e"/>
    </style:style>
    <style:style style:name="P11" style:family="paragraph" style:parent-style-name="Standard">
      <style:paragraph-properties fo:line-height="100%"/>
      <style:text-properties officeooo:rsid="003e9154" officeooo:paragraph-rsid="003e9154"/>
    </style:style>
    <style:style style:name="P12" style:family="paragraph" style:parent-style-name="Standard">
      <style:paragraph-properties fo:margin-left="0in" fo:margin-right="0.0835in" fo:line-height="100%" fo:text-indent="0in" style:auto-text-indent="false"/>
    </style:style>
    <style:style style:name="P13" style:family="paragraph" style:parent-style-name="Table_20_Contents">
      <style:text-properties style:font-name="Source Serif Pro1" officeooo:rsid="006d34ba" officeooo:paragraph-rsid="002201b8"/>
    </style:style>
    <style:style style:name="P14" style:family="paragraph" style:parent-style-name="Table_20_Contents">
      <style:text-properties officeooo:rsid="00303dd1" officeooo:paragraph-rsid="002201b8"/>
    </style:style>
    <style:style style:name="P15" style:family="paragraph" style:parent-style-name="Table_20_Contents">
      <style:text-properties officeooo:rsid="00269897" officeooo:paragraph-rsid="00269897"/>
    </style:style>
    <style:style style:name="P16" style:family="paragraph" style:parent-style-name="Table_20_Contents">
      <style:text-properties officeooo:rsid="00296373" officeooo:paragraph-rsid="00296373"/>
    </style:style>
    <style:style style:name="P17" style:family="paragraph" style:parent-style-name="Table_20_Contents">
      <style:text-properties fo:font-style="italic" officeooo:rsid="00296373" officeooo:paragraph-rsid="00296373" style:font-style-asian="italic" style:font-style-complex="italic"/>
    </style:style>
    <style:style style:name="P18" style:family="paragraph" style:parent-style-name="Table_20_Contents">
      <style:text-properties officeooo:rsid="00402331" officeooo:paragraph-rsid="00402331"/>
    </style:style>
    <style:style style:name="P19" style:family="paragraph" style:parent-style-name="Table_20_Contents">
      <style:text-properties officeooo:rsid="00402331" officeooo:paragraph-rsid="0041832f"/>
    </style:style>
    <style:style style:name="P20" style:family="paragraph" style:parent-style-name="Table_20_Contents">
      <style:text-properties officeooo:rsid="00402331" officeooo:paragraph-rsid="0043087d"/>
    </style:style>
    <style:style style:name="P21" style:family="paragraph" style:parent-style-name="Table_20_Contents">
      <style:text-properties officeooo:paragraph-rsid="00402331"/>
    </style:style>
    <style:style style:name="P22" style:family="paragraph" style:parent-style-name="Table_20_Contents">
      <style:text-properties officeooo:rsid="0040fcfd" officeooo:paragraph-rsid="0040fcfd"/>
    </style:style>
    <style:style style:name="P23" style:family="paragraph" style:parent-style-name="Table_20_Contents">
      <style:text-properties officeooo:rsid="0041832f" officeooo:paragraph-rsid="0041832f"/>
    </style:style>
    <style:style style:name="P24" style:family="paragraph" style:parent-style-name="Text_20_body">
      <style:text-properties officeooo:paragraph-rsid="002201b8"/>
    </style:style>
    <style:style style:name="P25" style:family="paragraph" style:parent-style-name="Text_20_body">
      <style:text-properties officeooo:rsid="00303dd1" officeooo:paragraph-rsid="002201b8"/>
    </style:style>
    <style:style style:name="P26" style:family="paragraph" style:parent-style-name="Text_20_body">
      <style:text-properties officeooo:paragraph-rsid="003abf82"/>
    </style:style>
    <style:style style:name="P27" style:family="paragraph" style:parent-style-name="Text_20_body">
      <style:text-properties officeooo:rsid="003d53c6" officeooo:paragraph-rsid="003d53c6"/>
    </style:style>
    <style:style style:name="P28" style:family="paragraph" style:parent-style-name="Heading_20_2">
      <style:text-properties officeooo:paragraph-rsid="003e9154"/>
    </style:style>
    <style:style style:name="P29" style:family="paragraph" style:parent-style-name="Standard">
      <style:text-properties officeooo:rsid="0043087d" officeooo:paragraph-rsid="003e9154"/>
    </style:style>
    <style:style style:name="P30"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true" fo:line-height="100%" fo:text-indent="-0.25in" style:auto-text-indent="false"/>
      <style:text-properties officeooo:paragraph-rsid="001def9d"/>
    </style:style>
    <style:style style:name="P32"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true" fo:line-height="100%" fo:text-indent="-0.25in" style:auto-text-indent="false"/>
      <style:text-properties officeooo:paragraph-rsid="0020b268"/>
    </style:style>
    <style:style style:name="P34"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35" style:family="paragraph" style:parent-style-name="Standard" style:list-style-name="WWNum1">
      <style:paragraph-properties fo:margin-left="0.5in" fo:margin-right="0in" fo:margin-top="0in" fo:margin-bottom="0in" loext:contextual-spacing="true" fo:line-height="100%" fo:text-indent="-0.25in" style:auto-text-indent="false"/>
      <style:text-properties officeooo:paragraph-rsid="0041832f"/>
    </style:style>
    <style:style style:name="P36" style:family="paragraph" style:parent-style-name="Standard" style:list-style-name="WWNum1">
      <style:paragraph-properties fo:margin-left="0.5in" fo:margin-right="0in" fo:margin-top="0in" fo:margin-bottom="0in" loext:contextual-spacing="true" fo:line-height="100%" fo:text-indent="-0.25in" style:auto-text-indent="false"/>
      <style:text-properties officeooo:paragraph-rsid="004572b4"/>
    </style:style>
    <style:style style:name="P37"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38" style:family="paragraph" style:parent-style-name="Standard" style:list-style-name="WWNum2">
      <style:paragraph-properties fo:margin-left="0.5in" fo:margin-right="0in" fo:margin-top="0in" fo:margin-bottom="0in" loext:contextual-spacing="true" fo:line-height="100%" fo:text-indent="-0.25in" style:auto-text-indent="false"/>
      <style:text-properties officeooo:rsid="003d53c6" officeooo:paragraph-rsid="003d53c6"/>
    </style:style>
    <style:style style:name="P39" style:family="paragraph" style:parent-style-name="Standard" style:list-style-name="WWNum4">
      <style:paragraph-properties fo:margin-left="0in" fo:margin-right="0in" fo:margin-top="0in" fo:margin-bottom="0in" loext:contextual-spacing="true" fo:line-height="100%" fo:text-indent="0in" style:auto-text-indent="false"/>
      <style:text-properties officeooo:paragraph-rsid="001def9d"/>
    </style:style>
    <style:style style:name="P40" style:family="paragraph" style:parent-style-name="Standard" style:list-style-name="WWNum4">
      <style:paragraph-properties fo:margin-left="0in" fo:margin-right="0in" fo:margin-top="0in" fo:margin-bottom="0in" loext:contextual-spacing="true" fo:line-height="100%" fo:text-indent="0in" style:auto-text-indent="false"/>
      <style:text-properties officeooo:rsid="001def9d" officeooo:paragraph-rsid="001def9d"/>
    </style:style>
    <style:style style:name="P41" style:family="paragraph" style:parent-style-name="Standard" style:list-style-name="WWNum1">
      <style:paragraph-properties fo:margin-left="0.25in" fo:margin-right="0in" fo:margin-top="0in" fo:margin-bottom="0in" loext:contextual-spacing="true" fo:line-height="100%" fo:text-indent="0in" style:auto-text-indent="false"/>
      <style:text-properties fo:font-weight="bold" officeooo:rsid="0041832f" officeooo:paragraph-rsid="004572b4" style:font-weight-asian="bold" style:font-weight-complex="bold"/>
    </style:style>
    <style:style style:name="P42" style:family="paragraph" style:parent-style-name="Text_20_body">
      <style:text-properties officeooo:rsid="003d53c6" officeooo:paragraph-rsid="003d53c6"/>
    </style:style>
    <style:style style:name="P43" style:family="paragraph" style:parent-style-name="Heading_20_1" style:master-page-name="Standard">
      <style:paragraph-properties style:page-number="1"/>
    </style:style>
    <style:style style:name="P44" style:family="paragraph" style:parent-style-name="Heading_20_3">
      <style:text-properties officeooo:rsid="003d53c6" officeooo:paragraph-rsid="003e9154"/>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1def9d" style:font-weight-asian="bold"/>
    </style:style>
    <style:style style:name="T4" style:family="text">
      <style:text-properties fo:font-weight="bold" style:font-weight-asian="bold" style:font-weight-complex="bold"/>
    </style:style>
    <style:style style:name="T5" style:family="text">
      <style:text-properties fo:font-weight="bold" officeooo:rsid="000c2cd0" style:font-weight-asian="bold" style:font-weight-complex="bold"/>
    </style:style>
    <style:style style:name="T6" style:family="text">
      <style:text-properties fo:font-weight="bold" officeooo:rsid="0030306c" style:font-weight-asian="bold" style:font-weight-complex="bold"/>
    </style:style>
    <style:style style:name="T7" style:family="text">
      <style:text-properties fo:font-weight="bold" officeooo:rsid="003abf82" style:font-weight-asian="bold" style:font-weight-complex="bold"/>
    </style:style>
    <style:style style:name="T8" style:family="text">
      <style:text-properties fo:font-weight="bold" officeooo:rsid="0041832f" style:font-weight-asian="bold" style:font-weight-complex="bold"/>
    </style:style>
    <style:style style:name="T9" style:family="text">
      <style:text-properties fo:font-weight="bold" officeooo:rsid="000dd025"/>
    </style:style>
    <style:style style:name="T10" style:family="text">
      <style:text-properties fo:font-style="italic" style:font-style-asian="italic"/>
    </style:style>
    <style:style style:name="T11" style:family="text">
      <style:text-properties fo:font-style="italic" officeooo:rsid="000f6d21" style:font-style-asian="italic" style:font-style-complex="italic"/>
    </style:style>
    <style:style style:name="T12" style:family="text">
      <style:text-properties officeooo:rsid="0020b268"/>
    </style:style>
    <style:style style:name="T13" style:family="text">
      <style:text-properties fo:font-weight="normal" style:font-weight-asian="normal" style:font-weight-complex="normal"/>
    </style:style>
    <style:style style:name="T14" style:family="text">
      <style:text-properties fo:font-weight="normal" officeooo:rsid="000dd025" style:font-weight-asian="normal" style:font-weight-complex="normal"/>
    </style:style>
    <style:style style:name="T15" style:family="text">
      <style:text-properties fo:font-weight="normal" officeooo:rsid="000c2cd0" style:font-weight-asian="normal" style:font-weight-complex="normal"/>
    </style:style>
    <style:style style:name="T16" style:family="text">
      <style:text-properties fo:font-weight="normal" officeooo:rsid="0020b268" style:font-weight-asian="normal" style:font-weight-complex="normal"/>
    </style:style>
    <style:style style:name="T17" style:family="text">
      <style:text-properties fo:font-weight="normal" officeooo:rsid="003b6505" style:font-weight-asian="normal" style:font-weight-complex="normal"/>
    </style:style>
    <style:style style:name="T18" style:family="text">
      <style:text-properties fo:font-weight="normal" officeooo:rsid="0030306c"/>
    </style:style>
    <style:style style:name="T19" style:family="text">
      <style:text-properties fo:font-weight="normal" officeooo:rsid="003abf82"/>
    </style:style>
    <style:style style:name="T20" style:family="text">
      <style:text-properties officeooo:rsid="000c2cd0"/>
    </style:style>
    <style:style style:name="T21" style:family="text">
      <style:text-properties officeooo:rsid="000f6d21"/>
    </style:style>
    <style:style style:name="T22" style:family="text">
      <style:text-properties officeooo:rsid="00236945"/>
    </style:style>
    <style:style style:name="T23" style:family="text">
      <style:text-properties officeooo:rsid="00255f5a"/>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25d0e3"/>
    </style:style>
    <style:style style:name="T26" style:family="text">
      <style:text-properties officeooo:rsid="00296373"/>
    </style:style>
    <style:style style:name="T27" style:family="text">
      <style:text-properties officeooo:rsid="002aaef3"/>
    </style:style>
    <style:style style:name="T28" style:family="text">
      <style:text-properties officeooo:rsid="002f7a59"/>
    </style:style>
    <style:style style:name="T29" style:family="text">
      <style:text-properties officeooo:rsid="003b6505"/>
    </style:style>
    <style:style style:name="T30" style:family="text">
      <style:text-properties officeooo:rsid="003d53c6"/>
    </style:style>
    <style:style style:name="T31" style:family="text">
      <style:text-properties officeooo:rsid="00402331"/>
    </style:style>
    <style:style style:name="T32" style:family="text">
      <style:text-properties officeooo:rsid="0040fcfd"/>
    </style:style>
    <style:style style:name="T33" style:family="text">
      <style:text-properties officeooo:rsid="0041832f"/>
    </style:style>
    <style:style style:name="T34" style:family="text">
      <style:text-properties officeooo:rsid="0043087d"/>
    </style:style>
    <style:style style:name="T35" style:family="text">
      <style:text-properties officeooo:rsid="0044487f"/>
    </style:style>
    <style:style style:name="T36" style:family="text">
      <style:text-properties officeooo:rsid="00474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FO 5901: <text:s/>MPS Project Practicum</text:h>
      <text:p text:style-name="Subtitle"><text:span text:style-name="T3">Fall</text:span><text:span text:style-name="T2"> 2017</text:span></text:p>
      <text:p text:style-name="P26"><text:span text:style-name="T9">Credits:</text:span><text:span text:style-name="T14"> </text:span><text:span text:style-name="T17">INFO 5901 – 1; INFO 5900 – 2</text:span><text:line-break/><text:span text:style-name="T1">Lectures:</text:span> M<text:span text:style-name="T35">ondays</text:span> <text:span text:style-name="T12">16:30-17:30</text:span>, <text:span text:style-name="T12">Upson Hall 142</text:span><text:line-break/><text:span text:style-name="T1">Instructor:</text:span> <text:span text:style-name="T20">Kyle Harms<text:line-break/></text:span><text:span text:style-name="T5">Teaching Assistants: </text:span><text:span text:style-name="T20">Maurice Jakesch, Ming Yang</text:span><text:line-break/><text:span text:style-name="T1">Contact:</text:span><text:span text:style-name="T13"> <text:line-break/><text:tab/></text:span><text:span text:style-name="T15">course related: </text:span><text:a xlink:type="simple" xlink:href="mailto:info5901-prof@cornell.edu" text:style-name="Internet_20_link" text:visited-style-name="Visited_20_Internet_20_Link"><text:span text:style-name="T16">info5901-prof@cornell.edu</text:span></text:a><text:span text:style-name="T15"><text:line-break/><text:tab/>non-course related: </text:span><text:a xlink:type="simple" xlink:href="mailto:kyle.harms@cornell.edu" text:style-name="Internet_20_link" text:visited-style-name="Visited_20_Internet_20_Link"><text:span text:style-name="T15">kyle.harms@cornell.edu</text:span></text:a><text:line-break/><text:span text:style-name="T5">Course web</text:span><text:span text:style-name="T4"> site:</text:span> <text:a xlink:type="simple" xlink:href="https://cmsx.cs.cornell.edu/" text:style-name="Internet_20_link" text:visited-style-name="Visited_20_Internet_20_Link"><text:span text:style-name="T18">https://cmsx.cs.cornell.edu</text:span></text:a><text:span text:style-name="T18"><text:line-break/></text:span><text:span text:style-name="T6">O</text:span><text:span text:style-name="T7">ffice Hours:</text:span><text:span text:style-name="T19"><text:line-break/><text:tab/>Instructor: Gates 224, Mondays 10:00-11:30, Tuesdays 10:30-12:00<text:line-break/><text:tab/>TAs: Gates G19, Thursdays 15:00-16:00</text:span></text:p>
      <text:h text:style-name="Heading_20_2" text:outline-level="2">Overview</text:h>
      <text:p text:style-name="P2">In this course students will receive guidance toward working on their MPS project in INFO 5900. </text:p>
      <text:p text:style-name="P2">Class will consist of two primary activities:</text:p>
      <text:p text:style-name="P2"/>
      <text:list xml:id="list1567758853" text:style-name="WWNum4">
        <text:list-item>
          <text:p text:style-name="P30"><text:span text:style-name="T10">Project work</text:span>: This course is adjacent to working on your INFO 5900 MPS project, a semester-long project sponsored by an industry or academic client. Students will apply the skills they learn in the MPS program to a real-world project that includes requirements, project management, deadlines, and deliverables. Substantial class time will be dedicated to specific activities related to the team project. </text:p>
        </text:list-item>
      </text:list>
      <text:p text:style-name="P2"/>
      <text:list xml:id="list114614427342720" text:continue-numbering="true" text:style-name="WWNum4">
        <text:list-item>
          <text:p text:style-name="P31"><text:span text:style-name="T10">Guest speakers</text:span>: lectures and case studies in key professional disciplines such as communication, presentations, teamwork, risk management, project management and execution. The purpose is to help students develop project skills during the semester that will benefit them in their future employment.</text:p>
          <text:p text:style-name="P39"/>
          <text:p text:style-name="P40">This course is based on material by Gilly Leshed and Jon Saxe.</text:p>
        </text:list-item>
      </text:list>
      <text:h text:style-name="Heading_20_2" text:outline-level="2">Policies</text:h>
      <text:h text:style-name="Heading_20_3" text:outline-level="3">Attendance </text:h>
      <text:p text:style-name="P2">On-time class attendance is required. Attendance will be taken at the beginning of each class. You are allowed for up to <text:span text:style-name="T4">two absences</text:span>. This should give you enough flexibility to plan for interviews, religious holidays, unexpected sickness, family emergencies, etc. <text:s/>You must notify the <text:span text:style-name="T12">course staff via </text:span><text:a xlink:type="simple" xlink:href="mailto:info5901-prof@cornell.edu" text:style-name="Internet_20_link" text:visited-style-name="Visited_20_Internet_20_Link"><text:span text:style-name="T12">info5901-prof@cornell.edu</text:span></text:a><text:span text:style-name="T12"> </text:span><text:s/>in advance if you will be absent. Any absence beyond two, regardless of the reason, will result in reduction of your grade. </text:p>
      <text:h text:style-name="Heading_20_3" text:outline-level="3"><text:soft-page-break/>Laptops and Cell Phones</text:h>
      <text:p text:style-name="P10">Please no laptop or cell phone usage during lectures. <text:span text:style-name="T29">Especially during guest lectures.</text:span></text:p>
      <text:h text:style-name="Heading_20_3" text:outline-level="3">Late Submission</text:h>
      <text:p text:style-name="P2">Unless otherwise announced, all project deliverables are due at the beginning of the class on the day that they are due. The paper part (if any) must be handed in class, and the electronic part (if any) must be submitted by the time of the beginning of class. Late assignments will <text:span text:style-name="T36">receive a 0. Under exceptional circumstances</text:span> points <text:span text:style-name="T36">will be </text:span>deducted at the discretion of the instructors <text:span text:style-name="T36">for late assignments</text:span>. Exceptional circumstances will be considered only if discussed with the teaching staff in advance. </text:p>
      <text:h text:style-name="Heading_20_3" text:outline-level="3">Academic Integrity</text:h>
      <text:p text:style-name="P3">Academic integrity is crucial to your personal ethical identity. Your rights and responsibilities in this area are outlined in the Cornell University Code of Academic Integrity <text:a xlink:type="simple" xlink:href="http://cuinfo.cornell.edu/aic.cfm" text:style-name="Internet_20_link" text:visited-style-name="Visited_20_Internet_20_Link">http://cuinfo.cornell.edu/aic.cfm</text:a>. Violations of the code of conduct include but are not limited to:</text:p>
      <text:list xml:id="list3951843935" text:style-name="WWNum2">
        <text:list-item>
          <text:p text:style-name="P38">Implying your project is further along than it actually is in a project status report.</text:p>
        </text:list-item>
        <text:list-item>
          <text:p text:style-name="P32">Submitting work in this class that has also been submitted for a grade in another course without prior permission of both instructors.</text:p>
        </text:list-item>
        <text:list-item>
          <text:p text:style-name="P32">Using, obtaining, or providing unauthorized assistance on papers or any other academic work. All outside assistance should be reported, and the work of others should be properly referenced.</text:p>
        </text:list-item>
        <text:list-item>
          <text:p text:style-name="P33">Misrepresenting another person's work as your own. This means presenting someone else's words or ideas without proper attribution, which is considered <text:span text:style-name="T10">plagiarism</text:span>. Proper attribution includes quotation marks and page numbers for any words taken directly from any piece of another author's work, and/or a citation when you have paraphrased or summarized somebody else’s work. Sources need not be published to be cited; any document that you use as a source that you are not the sole author of must be cited or attributed in this way. If you have any questions or concerns about how to attribute or whether a source must be cited, please ask for clarification in advance. Plagiarism will not be tolerated and will be strictly sanctioned. More information is available at <text:a xlink:type="simple" xlink:href="http://plagiarism.arts.cornell.edu/" text:style-name="Internet_20_link" text:visited-style-name="Visited_20_Internet_20_Link">http://plagiarism.arts.cornell.edu/</text:a>.</text:p>
        </text:list-item>
      </text:list>
      <text:p text:style-name="P2"/>
      <text:p text:style-name="P2">You are responsible for obeying the Code of Academic Integrity. Ignorance of the code is not an excuse. Academic integrity is a serious matter and will be treated as such.</text:p>
      <text:h text:style-name="Heading_20_3" text:outline-level="3">Accommodations for Students with Disabilities</text:h>
      <text:p text:style-name="P3">If you think you need an accommodation for a disability, please <text:span text:style-name="T12">provide your accommodation letter from Student Disability Services</text:span>. Some aspects of this course such as guest lectures and project activities and assignments may be modified to facilitate your participation and progress. It is Cornell policy to provide reasonable accommodations to students who have a documented disability (e.g., physical, learning, psychiatric, vision, hearing, or systemic) that may affect their ability to participate in course activities or to meet course requirements.</text:p>
      <text:p text:style-name="P3"/>
      <text:p text:style-name="P4">Students with disabilities are encouraged to contact Student Disability Services and the teaching staff for a confidential discussion of their individual need for academic accommodations. <text:span text:style-name="T22">More information about </text:span>Student Disability Services <text:span text:style-name="T22">can be found at </text:span><text:a xlink:type="simple" xlink:href="http://sds.cornell.edu/" text:style-name="Internet_20_link" text:visited-style-name="Visited_20_Internet_20_Link"><text:span text:style-name="T22">http://sds.cornell.edu/</text:span></text:a><text:span text:style-name="T22">.</text:span></text:p>
      <text:h text:style-name="Heading_20_2" text:outline-level="2"><text:soft-page-break/>Guest Lectures</text:h>
      <text:p text:style-name="P2"><text:span text:style-name="T12">Frequently throughout the semester</text:span>, we will <text:span text:style-name="T12">invite</text:span> a professional <text:span text:style-name="T12">to</text:span> guest lecture about topics related to project management and professionalism in information science.</text:p>
      <text:h text:style-name="Heading_20_2" text:outline-level="2">Project Milestones and Deliverables</text:h>
      <text:p text:style-name="P12">In your semester-long project, you will be working in a team for an industry/academic client, to define the problem, come up with a project plan, research into the problem space, apply a broad design thinking perspective to address the problem, and complete milestones and deliver artifacts and presentations.</text:p>
      <text:p text:style-name="P12"/>
      <text:p text:style-name="P12">Project teams will be assigned at the beginning of the semester based on a match of the project needs and students’ skills. Each team will have diverse skill<text:span text:style-name="T22">-</text:span>sets <text:span text:style-name="T22">t</text:span>o draw upon. This will be valuable to you as well as to the companies that are sponsoring the project. It will provide you with the knowledge and skills required to work on a real-life problem faced by a company and thus prepare you to excel <text:span text:style-name="T22">in</text:span> your careers.</text:p>
      <text:h text:style-name="Heading_20_3" text:outline-level="3">Project Selection and Assignment</text:h>
      <text:p text:style-name="P2">Before the semester, students will receive a document with descriptions of the projects offered by industry/academic sponsors. The teaching staff will then assign students to project teams. We will make an effort to assign students to one of their top <text:span text:style-name="T22">five</text:span> ranked projects, however, this might not always be possible. </text:p>
      <text:h text:style-name="Heading_20_3" text:outline-level="3">Clients</text:h>
      <text:p text:style-name="P2">A representative from the industry/academic sponsor will serve as the project client. You should ensure that the project is progressing to the satisfaction of the client and that you are fulfilling the goals that the client sees important for the project. </text:p>
      <text:p text:style-name="P2"/>
      <text:p text:style-name="P2">The team should choose one student who will serve as the contact to the client. You can rotate this position through the semester, but you should ensure that there is only one person who is in charge at any time to keep in touch with the client. </text:p>
      <text:p text:style-name="P2"/>
      <text:p text:style-name="P2">You should schedule to meet with the client (in person if local or via phone or <text:span text:style-name="T23">Skype</text:span> if remote) every other week, for about 30 minutes. It would be useful to schedule all the meetings at the outset of the semester. Having an agenda of what you will present and discuss at the meeting will help you organize and prepare for the meeting. In addition, plan to have a weekly email update to the client to demonstrate consistent progress on the project. </text:p>
      <text:h text:style-name="Heading_20_3" text:outline-level="3">Conflict</text:h>
      <text:p text:style-name="P11">Conflict is a normal part of any team project. If you have a conflict within your group that you cannot resolve internally, you are required to bring the conflict to the attention of the teaching staff immediately. Prolonged team conflict will result in a grade reduction.</text:p>
      <text:h text:style-name="Heading_20_3" text:outline-level="3">Weekly Logs</text:h>
      <text:p text:style-name="P2">Each student will keep a weekly log of progress in which you will note what you did, what you learned, and how your team is doing this week. At the end of each week, each student will submit a short summary of this log. The purpose of these weekly logs is to ensure steady progress and accountability of each student and the team as a whole.</text:p>
      <text:h text:style-name="Heading_20_3" text:outline-level="3"><text:soft-page-break/>Milestones and Deliverables</text:h>
      <text:p text:style-name="P2">The details below outline project deliverables. Additional details about the requirements of each assignment will be provided in class and through Blackboard.</text:p>
      <text:p text:style-name="P2"/>
      <text:list xml:id="list647978752" text:style-name="WWNum1">
        <text:list-item>
          <text:p text:style-name="P34"><text:span text:style-name="T24">Project Plan: </text:span>The first deliverable will consist of a document in which the team will identify and justify the primary ideas of your project, describe the problem you plan to address and the methodologies you intend to use, outline the sources, tools, and techniques you will use to address the problem, and provide a detailed <text:span text:style-name="T25">time-line</text:span> with your activities, work distribution and project plan for achieving the project goals. <text:line-break/></text:p>
        </text:list-item>
        <text:list-item>
          <text:p text:style-name="P34"><text:span text:style-name="T24">Progress Report I: </text:span>The purpose of this mid-way report is to ensure that you are making systematic progress toward completing the project successfully. In this report, you will describe what you have achieved so far and outline any changes to the project plan since you presented the initial plan.<text:line-break/> </text:p>
        </text:list-item>
        <text:list-item>
          <text:p text:style-name="P35"><text:span text:style-name="T24">Progress Report II: </text:span>In this report you will demonstrate that you have achieved considerable progress in the project. As in Progress Report I, you will describe any changes to the project plan since the last report. Here you will also provide a detailed plan toward successful completion.</text:p>
          <text:p text:style-name="P35"/>
        </text:list-item>
        <text:list-item>
          <text:p text:style-name="P36"><text:span text:style-name="T24">Final Report: </text:span>This document will summarize your team efforts over the semester and will serve as an executive summary that you hand over to the client. In this document, you will describe the problem you worked on, the methods and tools you used, the activities you carried out, and the final outcomes you are providing to the client. If your project involves the creation of a product, you should append to your report a handover package with the product. </text:p>
          <text:p text:style-name="P41"/>
        </text:list-item>
        <text:list-item>
          <text:p text:style-name="P36"><text:span text:style-name="T8">Final Presentation: </text:span><text:span text:style-name="T33">You will prepare and present the results of your project to the client. Your presentation should be polished and professional. It should also accurately describe the final outcome of your project.</text:span><text:line-break/></text:p>
        </text:list-item>
        <text:list-item>
          <text:p text:style-name="P34"><text:span text:style-name="T24">Project Showcase: </text:span>At the end of the semester, you will present with your team what you have worked on during the semester. All clients, as well as the information science community: students, researchers, and faculty, will be invited to the session. <text:s/>Your presentation will be in the form of a poster, around which discussions will be held. <text:span text:style-name="T25">The showcase will be held Monday, December 4, 2017.</text:span></text:p>
        </text:list-item>
      </text:list>
      <text:h text:style-name="Heading_20_3" text:outline-level="3">Project Guidance</text:h>
      <text:p text:style-name="P2">The TA will check-in with each team every other week and provide the team with ongoing guidance and feedback.</text:p>
      <text:p text:style-name="P2"/>
      <text:p text:style-name="P2">Please note that because the MPS projects cover a wide range of topics, the teaching staff do not necessary have the specific knowledge required to help you overcome technical or knowledge-based challenges, should they occur. In these cases, you are expected to identify the required sources that can help you overcome the challenges. The teaching staff will do their best to help you identify these sources. </text:p>
      <text:h text:style-name="Heading_20_3" text:outline-level="3">Peer Evaluations</text:h>
      <text:p text:style-name="P2">At few points during the semester, students will complete self and peer evaluation surveys. We will use these evaluations for two primary purposes:</text:p>
      <text:p text:style-name="P2"><text:soft-page-break/></text:p>
      <text:list xml:id="list340400307" text:style-name="WWNum3">
        <text:list-item>
          <text:p text:style-name="P37">In case of team conflicts or difficulties, we will identify teams that need intervention from the teaching staff. We will do our best to help teams resolve conflicts toward successful completion of the project. </text:p>
        </text:list-item>
      </text:list>
      <text:p text:style-name="P2"/>
      <text:list xml:id="list114615613000754" text:continue-numbering="true" text:style-name="WWNum3">
        <text:list-item>
          <text:p text:style-name="P37">At the instructor’s discretion, individual grades for the team project might be adjusted based on group members’ evaluation of each other’s quantity and quality of contribution to the group effort. This is in the interest of fairness.</text:p>
        </text:list-item>
      </text:list>
      <text:h text:style-name="Heading_20_2" text:outline-level="2">Grading</text:h>
      <text:p text:style-name="P24">I grade to a scale, not to a curve. <text:span text:style-name="T21">Letter grades are assigned by the </text:span><text:span text:style-name="T11">integer-part</text:span><text:span text:style-name="T21"> of your percentage; the </text:span><text:span text:style-name="T11">decimal-part</text:span><text:span text:style-name="T21"> is not a factor. For example: 96.01, 96.5, and 96.99 are all A’s. 97.0 is an A+.</text:span></text:p>
      <table:table table:name="Table1" table:style-name="Table1">
        <table:table-column table:style-name="Table1.A"/>
        <table:table-column table:style-name="Table1.B"/>
        <table:table-row>
          <table:table-cell table:style-name="Table1.A1" office:value-type="string">
            <text:p text:style-name="P13">A+</text:p>
          </table:table-cell>
          <table:table-cell table:style-name="Table1.A1" office:value-type="string">
            <text:p text:style-name="P13">97-100%</text:p>
          </table:table-cell>
        </table:table-row>
        <table:table-row>
          <table:table-cell table:style-name="Table1.A2" office:value-type="string">
            <text:p text:style-name="P13">A</text:p>
          </table:table-cell>
          <table:table-cell table:style-name="Table1.A2" office:value-type="string">
            <text:p text:style-name="P13">93-96%</text:p>
          </table:table-cell>
        </table:table-row>
        <table:table-row>
          <table:table-cell table:style-name="Table1.A2" office:value-type="string">
            <text:p text:style-name="P13">A-</text:p>
          </table:table-cell>
          <table:table-cell table:style-name="Table1.A2" office:value-type="string">
            <text:p text:style-name="P13">90-92%</text:p>
          </table:table-cell>
        </table:table-row>
        <table:table-row>
          <table:table-cell table:style-name="Table1.A2" office:value-type="string">
            <text:p text:style-name="P13">B+</text:p>
          </table:table-cell>
          <table:table-cell table:style-name="Table1.A2" office:value-type="string">
            <text:p text:style-name="P13">87-89%</text:p>
          </table:table-cell>
        </table:table-row>
        <table:table-row>
          <table:table-cell table:style-name="Table1.A2" office:value-type="string">
            <text:p text:style-name="P13">B</text:p>
          </table:table-cell>
          <table:table-cell table:style-name="Table1.A2" office:value-type="string">
            <text:p text:style-name="P13">83-86%</text:p>
          </table:table-cell>
        </table:table-row>
        <table:table-row>
          <table:table-cell table:style-name="Table1.A2" office:value-type="string">
            <text:p text:style-name="P13">B-</text:p>
          </table:table-cell>
          <table:table-cell table:style-name="Table1.A2" office:value-type="string">
            <text:p text:style-name="P13">80-82%</text:p>
          </table:table-cell>
        </table:table-row>
        <table:table-row>
          <table:table-cell table:style-name="Table1.A2" office:value-type="string">
            <text:p text:style-name="P13">C+</text:p>
          </table:table-cell>
          <table:table-cell table:style-name="Table1.A2" office:value-type="string">
            <text:p text:style-name="P13">77-79%</text:p>
          </table:table-cell>
        </table:table-row>
        <table:table-row>
          <table:table-cell table:style-name="Table1.A2" office:value-type="string">
            <text:p text:style-name="P13">C</text:p>
          </table:table-cell>
          <table:table-cell table:style-name="Table1.A2" office:value-type="string">
            <text:p text:style-name="P13">73-76%</text:p>
          </table:table-cell>
        </table:table-row>
        <table:table-row>
          <table:table-cell table:style-name="Table1.A2" office:value-type="string">
            <text:p text:style-name="P13">C-</text:p>
          </table:table-cell>
          <table:table-cell table:style-name="Table1.A2" office:value-type="string">
            <text:p text:style-name="P13">70-72%</text:p>
          </table:table-cell>
        </table:table-row>
        <table:table-row>
          <table:table-cell table:style-name="Table1.A2" office:value-type="string">
            <text:p text:style-name="P13">D+</text:p>
          </table:table-cell>
          <table:table-cell table:style-name="Table1.A2" office:value-type="string">
            <text:p text:style-name="P13">67-69%</text:p>
          </table:table-cell>
        </table:table-row>
        <table:table-row>
          <table:table-cell table:style-name="Table1.A2" office:value-type="string">
            <text:p text:style-name="P13">D</text:p>
          </table:table-cell>
          <table:table-cell table:style-name="Table1.A2" office:value-type="string">
            <text:p text:style-name="P13">63-66%</text:p>
          </table:table-cell>
        </table:table-row>
        <table:table-row>
          <table:table-cell table:style-name="Table1.A2" office:value-type="string">
            <text:p text:style-name="P13">D-</text:p>
          </table:table-cell>
          <table:table-cell table:style-name="Table1.A2" office:value-type="string">
            <text:p text:style-name="P13">60-62%</text:p>
          </table:table-cell>
        </table:table-row>
        <table:table-row>
          <table:table-cell table:style-name="Table1.A2" office:value-type="string">
            <text:p text:style-name="P13">F</text:p>
          </table:table-cell>
          <table:table-cell table:style-name="Table1.A2" office:value-type="string">
            <text:p text:style-name="P13">0-59%</text:p>
          </table:table-cell>
        </table:table-row>
      </table:table>
      <text:p text:style-name="P27"/>
      <text:p text:style-name="P27">When reporting the progress of your project to the teaching staff, if you are in anyway deceptive about the status of your project, I reserve the right to lower your grade. This includes lowering your final grade.</text:p>
      <text:h text:style-name="Heading_20_3" text:outline-level="3">INFO 5901</text:h>
      <text:p text:style-name="P25">Your grade is computed as the following weighted average:</text:p>
      <table:table table:name="Table4" table:style-name="Table4">
        <table:table-column table:style-name="Table4.A"/>
        <table:table-column table:style-name="Table4.B"/>
        <table:table-row>
          <table:table-cell table:style-name="Table4.A1" office:value-type="string">
            <text:p text:style-name="P9">Attendance and <text:span text:style-name="T25">P</text:span>articipation: guest lectures, work sessions, weekly logs, peer evaluations, <text:span text:style-name="T34">team contract, practice presentation,</text:span> <text:span text:style-name="T25">etc.</text:span></text:p>
          </table:table-cell>
          <table:table-cell table:style-name="Table4.A1" office:value-type="string">
            <text:p text:style-name="P14"><text:span text:style-name="T25">20</text:span>%</text:p>
          </table:table-cell>
        </table:table-row>
        <table:table-row>
          <table:table-cell table:style-name="Table4.A2" office:value-type="string">
            <text:p text:style-name="P2"><text:span text:style-name="T25">P</text:span>roject <text:span text:style-name="T25">A</text:span>ssignments: project plan, progress report I &amp; II, final report, presentation, <text:span text:style-name="T34">poster, </text:span>project deliverables, <text:span text:style-name="T25">etc.</text:span></text:p>
          </table:table-cell>
          <table:table-cell table:style-name="Table4.A2" office:value-type="string">
            <text:p text:style-name="P14"><text:span text:style-name="T34">70</text:span>%</text:p>
          </table:table-cell>
        </table:table-row>
        <table:table-row>
          <table:table-cell table:style-name="Table4.A2" office:value-type="string">
            <text:p text:style-name="P9"><text:span text:style-name="T30">Final </text:span>Client <text:span text:style-name="T25">E</text:span>valuation</text:p>
          </table:table-cell>
          <table:table-cell table:style-name="Table4.A2" office:value-type="string">
            <text:p text:style-name="P14"><text:span text:style-name="T34">10</text:span>%</text:p>
          </table:table-cell>
        </table:table-row>
      </table:table>
      <text:h text:style-name="P44" text:outline-level="3"><text:soft-page-break/>INFO 5900</text:h>
      <text:p text:style-name="P29">100% of your grade is given by your client.</text:p>
      <text:h text:style-name="P28" text:outline-level="2"><text:span text:style-name="T12">S</text:span>chedule</text:h>
      <text:p text:style-name="P2"><text:span text:style-name="T12">T</text:span>his class schedule is tentative and is subject to change as the semester proceeds.</text:p>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Date</text:p>
          </table:table-cell>
          <table:table-cell table:style-name="Table3.A1" office:value-type="string">
            <text:p text:style-name="P5">Agenda</text:p>
          </table:table-cell>
          <table:table-cell table:style-name="Table3.A1" office:value-type="string">
            <text:p text:style-name="P6">Assignments Due</text:p>
          </table:table-cell>
        </table:table-row>
        <table:table-row table:style-name="Table3.1">
          <table:table-cell table:style-name="Table3.A2" office:value-type="string">
            <text:p text:style-name="P15">Mon 8/28</text:p>
          </table:table-cell>
          <table:table-cell table:style-name="Table3.A2" office:value-type="string">
            <text:p text:style-name="P18">Projects Assigned</text:p>
          </table:table-cell>
          <table:table-cell table:style-name="Table3.A2" office:value-type="string">
            <text:p text:style-name="Table_20_Contents"/>
          </table:table-cell>
        </table:table-row>
        <table:table-row table:style-name="Table3.1">
          <table:table-cell table:style-name="Table3.A2" office:value-type="string">
            <text:p text:style-name="P16"><text:span text:style-name="T27">Mon </text:span>9/4</text:p>
          </table:table-cell>
          <table:table-cell table:style-name="Table3.A2" office:value-type="string">
            <text:p text:style-name="P17">No Class</text:p>
          </table:table-cell>
          <table:table-cell table:style-name="Table3.A2" office:value-type="string">
            <text:p text:style-name="P23">Reading on Teamwork</text:p>
          </table:table-cell>
        </table:table-row>
        <table:table-row table:style-name="Table3.1">
          <table:table-cell table:style-name="Table3.A2" office:value-type="string">
            <text:p text:style-name="P16">Mon 9/11</text:p>
          </table:table-cell>
          <table:table-cell table:style-name="Table3.A2" office:value-type="string">
            <text:p text:style-name="P18">Guest Lecture: Project &amp; Risk Management</text:p>
          </table:table-cell>
          <table:table-cell table:style-name="Table3.A2" office:value-type="string">
            <text:p text:style-name="P18"><text:span text:style-name="T33">Log, </text:span>Team Contract</text:p>
          </table:table-cell>
        </table:table-row>
        <table:table-row table:style-name="Table3.1">
          <table:table-cell table:style-name="Table3.A2" office:value-type="string">
            <text:p text:style-name="P16">Mon 9/18</text:p>
          </table:table-cell>
          <table:table-cell table:style-name="Table3.A2" office:value-type="string">
            <text:p text:style-name="P18">Guest Lecture: Teamwork</text:p>
          </table:table-cell>
          <table:table-cell table:style-name="Table3.A2" office:value-type="string">
            <text:p text:style-name="P22"><text:span text:style-name="T33">Log, </text:span>Project Plan <text:span text:style-name="T34">(10%)</text:span></text:p>
          </table:table-cell>
        </table:table-row>
        <table:table-row table:style-name="Table3.1">
          <table:table-cell table:style-name="Table3.A2" office:value-type="string">
            <text:p text:style-name="P16">Mon <text:span text:style-name="T28">9</text:span>/25</text:p>
          </table:table-cell>
          <table:table-cell table:style-name="Table3.A2" office:value-type="string">
            <text:p text:style-name="P18">Team Check-in &amp; Meeting</text:p>
          </table:table-cell>
          <table:table-cell table:style-name="Table3.A2" office:value-type="string">
            <text:p text:style-name="P23">Log</text:p>
          </table:table-cell>
        </table:table-row>
        <table:table-row table:style-name="Table3.1">
          <table:table-cell table:style-name="Table3.A2" office:value-type="string">
            <text:p text:style-name="P16">Mon 10/2</text:p>
          </table:table-cell>
          <table:table-cell table:style-name="Table3.A2" office:value-type="string">
            <text:p text:style-name="P18">Team Check-in &amp; Meeting</text:p>
          </table:table-cell>
          <table:table-cell table:style-name="Table3.A2" office:value-type="string">
            <text:p text:style-name="P22"><text:span text:style-name="T33">Log, </text:span>Progress Report I <text:span text:style-name="T34">(10%)</text:span></text:p>
          </table:table-cell>
        </table:table-row>
        <table:table-row table:style-name="Table3.1">
          <table:table-cell table:style-name="Table3.A2" office:value-type="string">
            <text:p text:style-name="P16">Mon 10/9</text:p>
          </table:table-cell>
          <table:table-cell table:style-name="Table3.A2" office:value-type="string">
            <text:p text:style-name="P17">No Class</text:p>
          </table:table-cell>
          <table:table-cell table:style-name="Table3.A2" office:value-type="string">
            <text:p text:style-name="P23">Log</text:p>
          </table:table-cell>
        </table:table-row>
        <table:table-row table:style-name="Table3.1">
          <table:table-cell table:style-name="Table3.A2" office:value-type="string">
            <text:p text:style-name="P16">Mon 10/16</text:p>
          </table:table-cell>
          <table:table-cell table:style-name="Table3.A2" office:value-type="string">
            <text:p text:style-name="P23">Guest Lecture: Agile Development</text:p>
          </table:table-cell>
          <table:table-cell table:style-name="Table3.A2" office:value-type="string">
            <text:p text:style-name="P23">Log</text:p>
          </table:table-cell>
        </table:table-row>
        <table:table-row table:style-name="Table3.1">
          <table:table-cell table:style-name="Table3.A2" office:value-type="string">
            <text:p text:style-name="P16">Mon 10/23</text:p>
          </table:table-cell>
          <table:table-cell table:style-name="Table3.A2" office:value-type="string">
            <text:p text:style-name="Table_20_Contents">Guest <text:span text:style-name="T31">Lecture</text:span>: Client Communication</text:p>
          </table:table-cell>
          <table:table-cell table:style-name="Table3.A2" office:value-type="string">
            <text:p text:style-name="P23">Log</text:p>
          </table:table-cell>
        </table:table-row>
        <table:table-row table:style-name="Table3.11">
          <table:table-cell table:style-name="Table3.A2" office:value-type="string">
            <text:p text:style-name="Table_20_Contents">Mar <text:span text:style-name="T26">10/30</text:span></text:p>
          </table:table-cell>
          <table:table-cell table:style-name="Table3.A2" office:value-type="string">
            <text:p text:style-name="P19">Team Check-in &amp; Meeting</text:p>
          </table:table-cell>
          <table:table-cell table:style-name="Table3.A2" office:value-type="string">
            <text:p text:style-name="P22"><text:span text:style-name="T33">Log, </text:span>Progress Report II <text:span text:style-name="T34">(10%)</text:span></text:p>
          </table:table-cell>
        </table:table-row>
        <table:table-row table:style-name="Table3.1">
          <table:table-cell table:style-name="Table3.A2" office:value-type="string">
            <text:p text:style-name="P16">Mon 11/6</text:p>
          </table:table-cell>
          <table:table-cell table:style-name="Table3.A2" office:value-type="string">
            <text:p text:style-name="Table_20_Contents">Effective Presentations</text:p>
          </table:table-cell>
          <table:table-cell table:style-name="Table3.A2" office:value-type="string">
            <text:p text:style-name="P23">Log,</text:p>
          </table:table-cell>
        </table:table-row>
        <table:table-row table:style-name="Table3.1">
          <table:table-cell table:style-name="Table3.A2" office:value-type="string">
            <text:p text:style-name="P16">Mon 11/13</text:p>
          </table:table-cell>
          <table:table-cell table:style-name="Table3.A2" office:value-type="string">
            <text:p text:style-name="P19">Team Check-in &amp; Meeting</text:p>
          </table:table-cell>
          <table:table-cell table:style-name="Table3.A2" office:value-type="string">
            <text:p text:style-name="P23"><text:bookmark text:name="_GoBack"/>Log</text:p>
          </table:table-cell>
        </table:table-row>
        <table:table-row table:style-name="Table3.1">
          <table:table-cell table:style-name="Table3.A2" office:value-type="string">
            <text:p text:style-name="P16">Mon 11/20</text:p>
          </table:table-cell>
          <table:table-cell table:style-name="Table3.A2" office:value-type="string">
            <text:p text:style-name="P20">Team Check-in &amp; Meeting</text:p>
          </table:table-cell>
          <table:table-cell table:style-name="Table3.A2" office:value-type="string">
            <text:p text:style-name="P23">Log</text:p>
          </table:table-cell>
        </table:table-row>
        <table:table-row table:style-name="Table3.1">
          <table:table-cell table:style-name="Table3.A2" office:value-type="string">
            <text:p text:style-name="P16">Mon 11/27</text:p>
          </table:table-cell>
          <table:table-cell table:style-name="Table3.A2" office:value-type="string">
            <text:p text:style-name="P22">Practice Presentation</text:p>
          </table:table-cell>
          <table:table-cell table:style-name="Table3.A2" office:value-type="string">
            <text:p text:style-name="P23">Log, Practice Presentation</text:p>
          </table:table-cell>
        </table:table-row>
        <table:table-row table:style-name="Table3.16">
          <table:table-cell table:style-name="Table3.A2" office:value-type="string">
            <text:p text:style-name="P16">Mon 12/4</text:p>
          </table:table-cell>
          <table:table-cell table:style-name="Table3.A2" office:value-type="string">
            <text:p text:style-name="P21"><text:span text:style-name="T31">P</text:span>resentations with <text:span text:style-name="T32">Clients</text:span></text:p>
            <text:p text:style-name="Table_20_Contents">Showcase with <text:span text:style-name="T32">P</text:span>osters (<text:span text:style-name="T26">Client, </text:span>Faculty and IS invited)</text:p>
          </table:table-cell>
          <table:table-cell table:style-name="Table3.A2" office:value-type="string">
            <text:p text:style-name="P22">Final Presentation <text:span text:style-name="T34">(10%) </text:span>&amp; <text:line-break/>Poster <text:span text:style-name="T34">(10%)</text:span></text:p>
          </table:table-cell>
        </table:table-row>
        <table:table-row table:style-name="Table3.16">
          <table:table-cell table:style-name="Table3.A2" office:value-type="string">
            <text:p text:style-name="P22">Mon 12/11</text:p>
          </table:table-cell>
          <table:table-cell table:style-name="Table3.A2" office:value-type="string">
            <text:p text:style-name="Table_20_Contents"/>
          </table:table-cell>
          <table:table-cell table:style-name="Table3.A2" office:value-type="string">
            <text:p text:style-name="P22">11:30 AM: Final Report <text:span text:style-name="T34">(10%) &amp; Project Deliverables (10%)</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ource Serif Pro" svg:font-family="'Source Serif Pro'" style:font-family-generic="roman"/>
    <style:font-face style:name="Times New Roman" svg:font-family="'Times New Roman'" style:font-family-generic="roman"/>
    <style:font-face style:name="Source Serif Pro1" svg:font-family="'Source Serif Pro'"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Source Serif Pro" fo:font-size="10pt" fo:language="en" fo:country="US" style:letter-kerning="true" style:font-name-asian="Arial"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ource Serif Pro" fo:font-size="10pt" fo:language="en" fo:country="US" style:letter-kerning="true" style:font-name-asian="Arial"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in" fo:margin-bottom="0.0598in" loext:contextual-spacing="false" fo:keep-with-next="always" style:writing-mode="lr-tb"/>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fo:font-size="10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fo:font-size="10pt"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799in" fo:margin-bottom="0.0598in" loext:contextual-spacing="true" fo:keep-together="always" fo:keep-with-next="always" style:writing-mode="lr-tb"/>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1201in" fo:margin-bottom="0.0402in" loext:contextual-spacing="true" fo:keep-together="always" fo:keep-with-next="always" style:writing-mode="lr-tb"/>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1in" fo:margin-bottom="0.0402in" loext:contextual-spacing="true" fo:keep-together="always" fo:keep-with-next="always" style:writing-mode="lr-tb"/>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color="#00000a" style:font-name="Times New Roman" fo:font-family="'Times New Roman'" style:font-family-generic="roman"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font-name="Times New Roman" fo:font-family="'Times New Roman'" style:font-family-generic="roman" fo:font-size="12pt" style:font-name-asian="Times New Roman1" style:font-family-asian="'Times New Roman'" style:font-family-generic-asian="system" style:font-pitch-asian="variable" style:font-size-asian="11pt" style:font-name-complex="Arial"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752in"/>
        </style:list-level-properties>
        <style:text-properties fo:font-family="Aria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0.87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fo:font-family="Symbol"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37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fo:font-family="Symbol"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3.87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4992in" style:type="right"/>
        </style:tab-stops>
      </style:paragraph-properties>
      <style:text-properties officeooo:rsid="0020b268" officeooo:paragraph-rsid="0020b268"/>
    </style:style>
    <style:page-layout style:name="Mpm1">
      <style:page-layout-properties fo:page-width="8.5in" fo:page-height="11in" style:num-format="1" style:print-orientation="portrait" fo:margin-top="0.8in" fo:margin-bottom="0.8in" fo:margin-left="0.8in" fo:margin-right="0.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FO 5901 – Fall 2017<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yle Harms</dc:creator>
    <meta:editing-cycles>38</meta:editing-cycles>
    <meta:creation-date>2017-01-04T20:36:00</meta:creation-date>
    <dc:date>2017-08-28T11:46:14.072709943</dc:date>
    <meta:editing-duration>P1DT5H8M6S</meta:editing-duration>
    <meta:generator>LibreOffice/5.3.5.2$Linux_X86_64 LibreOffice_project/30$Build-2</meta:generator>
    <meta:document-statistic meta:table-count="3" meta:image-count="0" meta:object-count="0" meta:page-count="6" meta:paragraph-count="150" meta:word-count="2135" meta:character-count="13220" meta:non-whitespace-character-count="112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